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8.114cm" table:align="left"/>
    </style:style>
    <style:style style:name="Tabela1.A" style:family="table-column">
      <style:table-column-properties style:column-width="3.6cm"/>
    </style:style>
    <style:style style:name="Tabela1.B" style:family="table-column">
      <style:table-column-properties style:column-width="4.51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62cm"/>
    </style:style>
    <style:style style:name="Tabela2.B" style:family="table-column">
      <style:table-column-properties style:column-width="11.38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2"/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Preformatted_20_Text">
      <style:paragraph-properties style:writing-mode="lr-tb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📄 Manual de Execução — YouTube Downloader (Extensão Educacional)</text:h>
      <text:h text:style-name="Heading_20_3" text:outline-level="3">🧠 Objetivo do Projeto</text:h>
      <text:p text:style-name="Text_20_body">Este projeto tem fins <text:span text:style-name="Strong_20_Emphasis">educacionais</text:span> e demonstra como integrar uma <text:span text:style-name="Strong_20_Emphasis">extensão simples</text:span> com backend Python, permitindo baixar vídeos do YouTube como MP3 ou MP4.</text:p>
      <text:p text:style-name="Quotations">⚠️ <text:span text:style-name="Strong_20_Emphasis">Importante:</text:span> o uso indevido desse projeto para fins comerciais, distribuição pública ou publicação na Chrome Web Store <text:span text:style-name="Strong_20_Emphasis">pode violar os Termos de Serviço do YouTube e as Políticas do Google.</text:span><text:line-break/>Mantenha o projeto privado ou use-o apenas localmente para aprendizado.</text:p>
      <text:p text:style-name="Horizontal_20_Line"/>
      <text:h text:style-name="Heading_20_2" text:outline-level="2">✅ Requisitos Mínimos</text:h>
      <text:h text:style-name="Heading_20_3" text:outline-level="3">1. 🐍 Linguagem e ferramentas obrigatória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Requisito</text:p>
            </table:table-cell>
            <table:table-cell table:style-name="Tabela1.A1" office:value-type="string">
              <text:p text:style-name="Table_20_Heading">Versão recomendada</text:p>
            </table:table-cell>
          </table:table-row>
        </table:table-header-rows>
        <table:table-row>
          <table:table-cell table:style-name="Tabela1.A1" office:value-type="string">
            <text:p text:style-name="Table_20_Contents">Python</text:p>
          </table:table-cell>
          <table:table-cell table:style-name="Tabela1.A1" office:value-type="string">
            <text:p text:style-name="Table_20_Contents">3.10+ (testado com 3.13)</text:p>
          </table:table-cell>
        </table:table-row>
        <table:table-row>
          <table:table-cell table:style-name="Tabela1.A1" office:value-type="string">
            <text:p text:style-name="Table_20_Contents">Git</text:p>
          </table:table-cell>
          <table:table-cell table:style-name="Tabela1.A1" office:value-type="string">
            <text:p text:style-name="Table_20_Contents">2.30+</text:p>
          </table:table-cell>
        </table:table-row>
        <table:table-row>
          <table:table-cell table:style-name="Tabela1.A1" office:value-type="string">
            <text:p text:style-name="Table_20_Contents">ffmpeg</text:p>
          </table:table-cell>
          <table:table-cell table:style-name="Tabela1.A1" office:value-type="string">
            <text:p text:style-name="Table_20_Contents">7.1+ (para conversão)</text:p>
          </table:table-cell>
        </table:table-row>
        <table:table-row>
          <table:table-cell table:style-name="Tabela1.A1" office:value-type="string">
            <text:p text:style-name="Table_20_Contents">Navegador Chrome</text:p>
          </table:table-cell>
          <table:table-cell table:style-name="Tabela1.A1" office:value-type="string">
            <text:p text:style-name="Table_20_Contents">Qualquer versão atual</text:p>
          </table:table-cell>
        </table:table-row>
        <table:table-row>
          <table:table-cell table:style-name="Tabela1.A1" office:value-type="string">
            <text:p text:style-name="Table_20_Contents">VS Code (opcional)</text:p>
          </table:table-cell>
          <table:table-cell table:style-name="Tabela1.A1" office:value-type="string">
            <text:p text:style-name="Table_20_Contents">Para edição de código</text:p>
          </table:table-cell>
        </table:table-row>
      </table:table>
      <text:p text:style-name="Horizontal_20_Line"/>
      <text:h text:style-name="Heading_20_3" text:outline-level="3">2. 🧰 Instalações necessárias</text:h>
      <text:h text:style-name="Heading_20_4" text:outline-level="4">Python (Windows)</text:h>
      <text:p text:style-name="Text_20_body">Baixe em: <text:a xlink:type="simple" xlink:href="https://www.python.org/downloads/" office:target-frame-name="_new" xlink:show="replace" text:style-name="Internet_20_link" text:visited-style-name="Visited_20_Internet_20_Link">https://www.python.org/downloads/</text:a><text:line-break/>Durante a instalação, marque <text:span text:style-name="Strong_20_Emphasis">"Add Python to PATH"</text:span>.</text:p>
      <text:h text:style-name="Heading_20_4" text:outline-level="4">Git</text:h>
      <text:p text:style-name="Text_20_body"><text:a xlink:type="simple" xlink:href="https://git-scm.com/downloads" office:target-frame-name="_new" xlink:show="replace" text:style-name="Internet_20_link" text:visited-style-name="Visited_20_Internet_20_Link">https://git-scm.com/downloads</text:a></text:p>
      <text:h text:style-name="Heading_20_4" text:outline-level="4">ffmpeg</text:h>
      <text:list text:style-name="L1">
        <text:list-item>
          <text:p text:style-name="P1">Baixe em: https://www.gyan.dev/ffmpeg/builds/</text:p>
        </text:list-item>
        <text:list-item>
          <text:p text:style-name="P1">Extraia em <text:span text:style-name="Source_20_Text">C:\ffmpeg</text:span></text:p>
        </text:list-item>
        <text:list-item>
          <text:p text:style-name="P1">O executável deve estar em: <text:span text:style-name="Source_20_Text">C:\ffmpeg\bin\ffmpeg.exe</text:span></text:p>
        </text:list-item>
      </text:list>
      <text:h text:style-name="Heading_20_4" text:outline-level="4">Pacotes Python do projeto</text:h>
      <text:p text:style-name="Text_20_body">No terminal, rode:</text:p>
      <text:p text:style-name="Preformatted_20_Text">bash</text:p>
      <text:p text:style-name="Preformatted_20_Text">CopiarEditar</text:p>
      <text:p text:style-name="P2"><text:span text:style-name="Source_20_Text">pip install flask flask-cors yt-dlp</text:span></text:p>
      <text:p text:style-name="Horizontal_20_Line"><text:soft-page-break/></text:p>
      <text:h text:style-name="Heading_20_2" text:outline-level="2">🚀 Como rodar o projeto</text:h>
      <text:list text:style-name="L2">
        <text:list-item>
          <text:p text:style-name="P3">Clone o repositório:</text:p>
        </text:list-item>
      </text:list>
      <text:p text:style-name="Preformatted_20_Text">bash</text:p>
      <text:p text:style-name="Preformatted_20_Text">CopiarEditar</text:p>
      <text:p text:style-name="P4"><text:span text:style-name="Source_20_Text">git clone https://github.com/seu-usuario/youtube-downloader-extension.git</text:span></text:p>
      <text:p text:style-name="P5"><text:span text:style-name="Source_20_Text">cd youtube-downloader-extension/backend-flask</text:span></text:p>
      <text:list text:style-name="L3">
        <text:list-item>
          <text:p text:style-name="P6">Execute o servidor:</text:p>
        </text:list-item>
      </text:list>
      <text:p text:style-name="Preformatted_20_Text">bash</text:p>
      <text:p text:style-name="Preformatted_20_Text">CopiarEditar</text:p>
      <text:p text:style-name="P2"><text:span text:style-name="Source_20_Text">python app.py</text:span></text:p>
      <text:p text:style-name="Text_20_body">O backend estará acessível em:<text:line-break/>📡 http://127.0.0.1:5000</text:p>
      <text:list text:style-name="L4">
        <text:list-item>
          <text:p text:style-name="P7">A extensão (frontend) pode ser carregada no Chrome como <text:span text:style-name="Strong_20_Emphasis">"modo desenvolvedor"</text:span>.</text:p>
        </text:list-item>
      </text:list>
      <text:p text:style-name="Horizontal_20_Line"/>
      <text:h text:style-name="Heading_20_2" text:outline-level="2">🧷 Estrutura do Projeto</text:h>
      <text:p text:style-name="Preformatted_20_Text">bash</text:p>
      <text:p text:style-name="Preformatted_20_Text">CopiarEditar</text:p>
      <text:p text:style-name="P4"><text:span text:style-name="Source_20_Text">youtube-downloader-extension/</text:span></text:p>
      <text:p text:style-name="P8"><text:span text:style-name="Source_20_Text">│</text:span></text:p>
      <text:p text:style-name="P8"><text:span text:style-name="Source_20_Text">├── backend-flask/</text:span></text:p>
      <text:p text:style-name="P8"><text:span text:style-name="Source_20_Text">│ <text:s text:c="2"/>├── app.py <text:s text:c="15"/># Código principal em Flask</text:span></text:p>
      <text:p text:style-name="P8"><text:span text:style-name="Source_20_Text">│ <text:s text:c="2"/>├── downloads/ <text:s text:c="11"/># Arquivos temporários (serão deletados)</text:span></text:p>
      <text:p text:style-name="P8"><text:span text:style-name="Source_20_Text">│ <text:s text:c="2"/>└── .gitignore <text:s text:c="11"/># Ignora __pycache__, downloads etc.</text:span></text:p>
      <text:p text:style-name="P8"><text:span text:style-name="Source_20_Text">│</text:span></text:p>
      <text:p text:style-name="P8"><text:span text:style-name="Source_20_Text">└── frontend-extension/</text:span></text:p>
      <text:p text:style-name="P8"><text:span text:style-name="Source_20_Text"><text:s text:c="4"/>├── manifest.json <text:s text:c="8"/># Configuração da extensão do Chrome</text:span></text:p>
      <text:p text:style-name="P8"><text:span text:style-name="Source_20_Text"><text:s text:c="4"/>├── popup.html</text:span></text:p>
      <text:p text:style-name="P8"><text:span text:style-name="Source_20_Text"><text:s text:c="4"/>├── popup.js <text:s text:c="13"/># Faz o fetch para o backend</text:span></text:p>
      <text:p text:style-name="P5"><text:span text:style-name="Source_20_Text"><text:s text:c="4"/>└── styles.css</text:span></text:p>
      <text:p text:style-name="Horizontal_20_Line"/>
      <text:h text:style-name="Heading_20_2" text:outline-level="2">🔥 Sobre o CORS</text:h>
      <text:p text:style-name="Text_20_body">Como estamos usando <text:span text:style-name="Strong_20_Emphasis">dois ambientes separados</text:span> (Chrome e Flask local), ativamos o <text:a xlink:type="simple" xlink:href="https://developer.mozilla.org/pt-BR/docs/Web/HTTP/CORS" office:target-frame-name="_new" xlink:show="replace" text:style-name="Internet_20_link" text:visited-style-name="Visited_20_Internet_20_Link">CORS (Cross-Origin Resource Sharing)</text:a> com:</text:p>
      <text:p text:style-name="Preformatted_20_Text">python</text:p>
      <text:p text:style-name="Preformatted_20_Text">CopiarEditar</text:p>
      <text:p text:style-name="P4"><text:span text:style-name="Source_20_Text">from flask_cors import CORS</text:span></text:p>
      <text:p text:style-name="P5"><text:span text:style-name="Source_20_Text">CORS(app)</text:span></text:p>
      <text:p text:style-name="Text_20_body">Isso permite que a extensão do Chrome se comunique com o servidor Flask sem ser bloqueada pelo navegador.</text:p>
      <text:p text:style-name="Horizontal_20_Line"/>
      <text:h text:style-name="Heading_20_2" text:outline-level="2"><text:soft-page-break/>📌 Observações Importantes</text:h>
      <text:list text:style-name="L5">
        <text:list-item>
          <text:p text:style-name="P9">O projeto depende do <text:span text:style-name="Source_20_Text">ffmpeg</text:span> para conversão dos arquivos.</text:p>
        </text:list-item>
        <text:list-item>
          <text:p text:style-name="P9">O diretório <text:span text:style-name="Source_20_Text">downloads/</text:span> é temporário. Os arquivos são deletados após o download.</text:p>
        </text:list-item>
        <text:list-item>
          <text:p text:style-name="P9">O Chrome precisa estar em <text:span text:style-name="Strong_20_Emphasis">modo de desenvolvedor</text:span> para aceitar a extensão.</text:p>
        </text:list-item>
        <text:list-item>
          <text:p text:style-name="P9">Não suba esse projeto na Web Store do Google nem o torne público em produção.</text:p>
        </text:list-item>
      </text:list>
      <text:p text:style-name="Horizontal_20_Line"/>
      <text:h text:style-name="Heading_20_2" text:outline-level="2">📚 Conceitos aplicado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onceito</text:p>
            </table:table-cell>
            <table:table-cell table:style-name="Tabela2.A1" office:value-type="string">
              <text:p text:style-name="Table_20_Heading">Explicação brev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Flask</text:span></text:p>
          </table:table-cell>
          <table:table-cell table:style-name="Tabela2.A1" office:value-type="string">
            <text:p text:style-name="Table_20_Contents">Framework web em Python, usado para criar APIs simples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ORS</text:span></text:p>
          </table:table-cell>
          <table:table-cell table:style-name="Tabela2.A1" office:value-type="string">
            <text:p text:style-name="Table_20_Contents">Permite que o frontend (extensão) acesse o backend (Flask)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yt-dlp</text:span></text:p>
          </table:table-cell>
          <table:table-cell table:style-name="Tabela2.A1" office:value-type="string">
            <text:p text:style-name="Table_20_Contents">Ferramenta moderna de download de vídeos, usada como backend para YouTube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uid.uuid4()</text:span></text:p>
          </table:table-cell>
          <table:table-cell table:style-name="Tabela2.A1" office:value-type="string">
            <text:p text:style-name="Table_20_Contents">Gera nomes únicos para arquivos temporários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try / except / finally</text:span></text:p>
          </table:table-cell>
          <table:table-cell table:style-name="Tabela2.A1" office:value-type="string">
            <text:p text:style-name="Table_20_Contents">Controle de erros no backend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send_file()</text:span></text:p>
          </table:table-cell>
          <table:table-cell table:style-name="Tabela2.A1" office:value-type="string">
            <text:p text:style-name="Table_20_Contents">Envia o arquivo para o navegador baixar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@after_this_request</text:span></text:p>
          </table:table-cell>
          <table:table-cell table:style-name="Tabela2.A1" office:value-type="string">
            <text:p text:style-name="Table_20_Contents">Executa a exclusão do arquivo depois do download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anifest.json</text:span></text:p>
          </table:table-cell>
          <table:table-cell table:style-name="Tabela2.A1" office:value-type="string">
            <text:p text:style-name="Table_20_Contents">Arquivo essencial para definir a extensão no Chrome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fetch()</text:span> no JS</text:p>
          </table:table-cell>
          <table:table-cell table:style-name="Tabela2.A1" office:value-type="string">
            <text:p text:style-name="Table_20_Contents">Comunicação da extensão com o backend Flask.</text:p>
          </table:table-cell>
        </table:table-row>
      </table:table>
      <text:p text:style-name="Horizontal_20_Line"/>
      <text:h text:style-name="Heading_20_2" text:outline-level="2">💡 Dica Final</text:h>
      <text:p text:style-name="Text_20_body">Você pode usar esse projeto como <text:span text:style-name="Strong_20_Emphasis">base para aprender</text:span>:</text:p>
      <text:list text:style-name="L6">
        <text:list-item>
          <text:p text:style-name="P10">APIs com Flask</text:p>
        </text:list-item>
        <text:list-item>
          <text:p text:style-name="P10">Frontend básico com JavaScript</text:p>
        </text:list-item>
        <text:list-item>
          <text:p text:style-name="P10">Interações entre navegadores e servidores</text:p>
        </text:list-item>
        <text:list-item>
          <text:p text:style-name="P10">Processamento de arquivos no backen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5T01:12:01.705000000</meta:creation-date>
    <dc:date>2025-06-15T01:12:05.383000000</dc:date>
    <meta:editing-duration>PT4S</meta:editing-duration>
    <meta:editing-cycles>1</meta:editing-cycles>
    <meta:generator>LibreOffice/24.8.7.2$Windows_X86_64 LibreOffice_project/e07d0a63a46349d29051da79b1fde8160bab2a89</meta:generator>
    <meta:document-statistic meta:table-count="2" meta:image-count="0" meta:object-count="0" meta:page-count="3" meta:paragraph-count="98" meta:word-count="487" meta:character-count="3338" meta:non-whitespace-character-count="2882"/>
  </office:meta>
</office:document-meta>
</file>